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_20_left">
      <style:text-properties style:font-name="Times New Roman" officeooo:rsid="00c8b65d" officeooo:paragraph-rsid="00c8b65d"/>
    </style:style>
    <style:style style:name="P2" style:family="paragraph" style:parent-style-name="Footer">
      <style:text-properties officeooo:paragraph-rsid="00034fc7"/>
    </style:style>
    <style:style style:name="P3" style:family="paragraph" style:parent-style-name="Header">
      <style:text-properties officeooo:rsid="0003cc59" officeooo:paragraph-rsid="0003cc59"/>
    </style:style>
    <style:style style:name="P4" style:family="paragraph" style:parent-style-name="Standard">
      <style:paragraph-properties fo:line-height="0.353cm" fo:text-align="start" style:justify-single-word="false"/>
      <style:text-properties style:font-name="Times New Roman" fo:font-size="10pt" officeooo:paragraph-rsid="001ea331" style:font-size-asian="10pt" style:font-size-complex="10pt"/>
    </style:style>
    <style:style style:name="P5" style:family="paragraph" style:parent-style-name="Standard">
      <style:paragraph-properties fo:margin-left="0.176cm" fo:margin-right="0.127cm" fo:line-height="150%" fo:text-align="justify" style:justify-single-word="false" fo:text-indent="1.27cm" style:auto-text-indent="false"/>
      <style:text-properties fo:color="#000000" style:font-name="Times New Roman" fo:font-size="16pt" fo:font-style="normal" fo:font-weight="normal" officeooo:rsid="001ceab6" officeooo:paragraph-rsid="001ea331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top="0.004cm" fo:margin-bottom="0cm" style:contextual-spacing="false" fo:line-height="0.388cm" fo:text-align="start" style:justify-single-word="false"/>
      <style:text-properties style:font-name="Times New Roman" fo:font-size="11pt" officeooo:paragraph-rsid="001ea331" style:font-size-asian="11pt" style:font-size-complex="11pt"/>
    </style:style>
    <style:style style:name="P7" style:family="paragraph" style:parent-style-name="Standard">
      <style:paragraph-properties fo:margin-left="0.176cm" fo:margin-right="0.138cm" fo:line-height="150%" fo:text-align="justify" style:justify-single-word="false" fo:text-indent="0cm" style:auto-text-indent="false"/>
      <style:text-properties style:font-name="Times New Roman" officeooo:paragraph-rsid="001ea331"/>
    </style:style>
    <style:style style:name="P8" style:family="paragraph" style:parent-style-name="Standard">
      <style:paragraph-properties fo:margin-top="0.034cm" fo:margin-bottom="0cm" style:contextual-spacing="false" fo:line-height="0.353cm" fo:text-align="start" style:justify-single-word="false"/>
      <style:text-properties style:font-name="Times New Roman" fo:font-size="10pt" officeooo:paragraph-rsid="001ea331" style:font-size-asian="10pt" style:font-size-complex="10pt"/>
    </style:style>
    <style:style style:name="P9" style:family="paragraph" style:parent-style-name="Standard" style:master-page-name="Report_20_Style">
      <style:paragraph-properties fo:margin-left="0cm" fo:margin-right="0cm" fo:margin-top="0.023cm" fo:margin-bottom="0cm" style:contextual-spacing="false" fo:text-align="center" style:justify-single-word="false" fo:text-indent="0cm" style:auto-text-indent="false" style:page-number="6" fo:break-before="auto" fo:break-after="auto"/>
      <style:text-properties style:font-name="Times New Roman" officeooo:paragraph-rsid="001ea331"/>
    </style:style>
    <style:style style:name="T1" style:family="text">
      <style:text-properties officeooo:rsid="00034fc7"/>
    </style:style>
    <style:style style:name="T2" style:family="text">
      <style:text-properties fo:font-size="12pt" fo:letter-spacing="-0.005cm" style:font-name-asian="Times New Roman1" style:font-size-asian="12pt" style:font-name-complex="Times New Roman1" style:font-size-complex="12pt" style:text-scale="100%"/>
    </style:style>
    <style:style style:name="T3" style:family="text">
      <style:text-properties fo:font-size="12pt" fo:letter-spacing="-0.005cm" fo:font-weight="bold" style:font-name-asian="Times New Roman1" style:font-size-asian="12pt" style:font-weight-asian="bold" style:font-name-complex="Times New Roman1" style:font-size-complex="12pt" style:text-scale="100%"/>
    </style:style>
    <style:style style:name="T4" style:family="text">
      <style:text-properties fo:font-size="12pt" fo:letter-spacing="normal" style:font-name-asian="Times New Roman1" style:font-size-asian="12pt" style:font-name-complex="Times New Roman1" style:font-size-complex="12pt" style:text-scale="100%"/>
    </style:style>
    <style:style style:name="T5" style:family="text">
      <style:text-properties fo:font-size="12pt" fo:letter-spacing="normal" officeooo:rsid="00229cdf" style:font-name-asian="Times New Roman1" style:font-size-asian="12pt" style:font-name-complex="Times New Roman1" style:font-size-complex="12pt" style:text-scale="100%"/>
    </style:style>
    <style:style style:name="T6" style:family="text">
      <style:text-properties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T7" style:family="text">
      <style:text-properties fo:font-size="12pt" fo:letter-spacing="normal" fo:font-weight="bold" officeooo:rsid="00229cdf" style:font-name-asian="Times New Roman1" style:font-size-asian="12pt" style:font-weight-asian="bold" style:font-name-complex="Times New Roman1" style:font-size-complex="12pt" style:text-scale="100%"/>
    </style:style>
    <style:style style:name="T8" style:family="text">
      <style:text-properties fo:font-size="12pt" fo:letter-spacing="0.002cm" style:font-name-asian="Times New Roman1" style:font-size-asian="12pt" style:font-name-complex="Times New Roman1" style:font-size-complex="12pt" style:text-scale="100%"/>
    </style:style>
    <style:style style:name="T9" style:family="text">
      <style:text-properties fo:font-size="12pt" fo:letter-spacing="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10" style:family="text">
      <style:text-properties fo:font-size="12pt" fo:letter-spacing="0.002cm" fo:font-weight="bold" officeooo:rsid="00229cdf" style:font-name-asian="Times New Roman1" style:font-size-asian="12pt" style:font-weight-asian="bold" style:font-name-complex="Times New Roman1" style:font-size-complex="12pt" style:text-scale="100%"/>
    </style:style>
    <style:style style:name="T11" style:family="text">
      <style:text-properties fo:font-size="12pt" fo:letter-spacing="-0.002cm" style:font-name-asian="Times New Roman1" style:font-size-asian="12pt" style:font-name-complex="Times New Roman1" style:font-size-complex="12pt" style:text-scale="100%"/>
    </style:style>
    <style:style style:name="T12" style:family="text">
      <style:text-properties fo:font-size="12pt" fo:letter-spacing="-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13" style:family="text">
      <style:text-properties fo:font-size="12pt" fo:letter-spacing="0.004cm" style:font-name-asian="Times New Roman1" style:font-size-asian="12pt" style:font-name-complex="Times New Roman1" style:font-size-complex="12pt" style:text-scale="100%"/>
    </style:style>
    <style:style style:name="T14" style:family="text">
      <style:text-properties fo:font-size="12pt" fo:letter-spacing="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15" style:family="text">
      <style:text-properties fo:font-size="12pt" fo:letter-spacing="0.004cm" fo:font-weight="bold" officeooo:rsid="00229cdf" style:font-name-asian="Times New Roman1" style:font-size-asian="12pt" style:font-weight-asian="bold" style:font-name-complex="Times New Roman1" style:font-size-complex="12pt" style:text-scale="100%"/>
    </style:style>
    <style:style style:name="T16" style:family="text">
      <style:text-properties fo:font-size="12pt" fo:letter-spacing="0.004cm" fo:font-weight="bold" officeooo:rsid="002bf791" style:font-name-asian="Times New Roman1" style:font-size-asian="12pt" style:font-weight-asian="bold" style:font-name-complex="Times New Roman1" style:font-size-complex="12pt" style:text-scale="100%"/>
    </style:style>
    <style:style style:name="T17" style:family="text">
      <style:text-properties fo:font-size="12pt" fo:letter-spacing="-0.004cm" style:font-name-asian="Times New Roman1" style:font-size-asian="12pt" style:font-name-complex="Times New Roman1" style:font-size-complex="12pt" style:text-scale="100%"/>
    </style:style>
    <style:style style:name="T18" style:family="text">
      <style:text-properties fo:font-size="12pt" fo:letter-spacing="-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19" style:family="text">
      <style:text-properties fo:font-size="12pt" fo:letter-spacing="0.009cm" style:font-name-asian="Times New Roman1" style:font-size-asian="12pt" style:font-name-complex="Times New Roman1" style:font-size-complex="12pt" style:text-scale="100%"/>
    </style:style>
    <style:style style:name="T20" style:family="text">
      <style:text-properties fo:font-size="12pt" fo:letter-spacing="0.009cm" fo:font-weight="bold" style:font-name-asian="Times New Roman1" style:font-size-asian="12pt" style:font-weight-asian="bold" style:font-name-complex="Times New Roman1" style:font-size-complex="12pt" style:text-scale="100%"/>
    </style:style>
    <style:style style:name="T21" style:family="text">
      <style:text-properties fo:font-size="12pt" fo:letter-spacing="0.009cm" fo:font-weight="bold" officeooo:rsid="00229cdf" style:font-name-asian="Times New Roman1" style:font-size-asian="12pt" style:font-weight-asian="bold" style:font-name-complex="Times New Roman1" style:font-size-complex="12pt" style:text-scale="100%"/>
    </style:style>
    <style:style style:name="T22" style:family="text">
      <style:text-properties fo:font-size="12pt" fo:letter-spacing="0.007cm" style:font-name-asian="Times New Roman1" style:font-size-asian="12pt" style:font-name-complex="Times New Roman1" style:font-size-complex="12pt" style:text-scale="100%"/>
    </style:style>
    <style:style style:name="T23" style:family="text">
      <style:text-properties fo:font-size="12pt" fo:letter-spacing="0.007cm" fo:font-weight="bold" style:font-name-asian="Times New Roman1" style:font-size-asian="12pt" style:font-weight-asian="bold" style:font-name-complex="Times New Roman1" style:font-size-complex="12pt" style:text-scale="100%"/>
    </style:style>
    <style:style style:name="T24" style:family="text">
      <style:text-properties fo:font-size="12pt" fo:letter-spacing="0.012cm" style:font-name-asian="Times New Roman1" style:font-size-asian="12pt" style:font-name-complex="Times New Roman1" style:font-size-complex="12pt" style:text-scale="100%"/>
    </style:style>
    <style:style style:name="T25" style:family="text">
      <style:text-properties fo:font-size="12pt" fo:letter-spacing="0.012cm" fo:font-weight="bold" style:font-name-asian="Times New Roman1" style:font-size-asian="12pt" style:font-weight-asian="bold" style:font-name-complex="Times New Roman1" style:font-size-complex="12pt" style:text-scale="100%"/>
    </style:style>
    <style:style style:name="T26" style:family="text">
      <style:text-properties fo:font-size="12pt" fo:letter-spacing="0.011cm" style:font-name-asian="Times New Roman1" style:font-size-asian="12pt" style:font-name-complex="Times New Roman1" style:font-size-complex="12pt" style:text-scale="100%"/>
    </style:style>
    <style:style style:name="T27" style:family="text">
      <style:text-properties fo:font-size="12pt" fo:letter-spacing="0.011cm" fo:font-weight="bold" style:font-name-asian="Times New Roman1" style:font-size-asian="12pt" style:font-weight-asian="bold" style:font-name-complex="Times New Roman1" style:font-size-complex="12pt" style:text-scale="100%"/>
    </style:style>
    <style:style style:name="T28" style:family="text">
      <style:text-properties fo:font-size="12pt" fo:letter-spacing="0.011cm" fo:font-weight="bold" officeooo:rsid="00229cdf" style:font-name-asian="Times New Roman1" style:font-size-asian="12pt" style:font-weight-asian="bold" style:font-name-complex="Times New Roman1" style:font-size-complex="12pt" style:text-scale="100%"/>
    </style:style>
    <style:style style:name="T29" style:family="text">
      <style:text-properties fo:font-size="12pt" fo:letter-spacing="0.005cm" style:font-name-asian="Times New Roman1" style:font-size-asian="12pt" style:font-name-complex="Times New Roman1" style:font-size-complex="12pt" style:text-scale="100%"/>
    </style:style>
    <style:style style:name="T30" style:family="text">
      <style:text-properties fo:font-size="12pt" fo:letter-spacing="0.005cm" officeooo:rsid="00229cdf" style:font-name-asian="Times New Roman1" style:font-size-asian="12pt" style:font-name-complex="Times New Roman1" style:font-size-complex="12pt" style:text-scale="100%"/>
    </style:style>
    <style:style style:name="T31" style:family="text">
      <style:text-properties fo:font-size="12pt" fo:letter-spacing="0.005cm" fo:font-weight="bold" style:font-name-asian="Times New Roman1" style:font-size-asian="12pt" style:font-weight-asian="bold" style:font-name-complex="Times New Roman1" style:font-size-complex="12pt" style:text-scale="100%"/>
    </style:style>
    <style:style style:name="T32" style:family="text">
      <style:text-properties fo:font-size="12pt" fo:letter-spacing="0.014cm" style:font-name-asian="Times New Roman1" style:font-size-asian="12pt" style:font-name-complex="Times New Roman1" style:font-size-complex="12pt" style:text-scale="100%"/>
    </style:style>
    <style:style style:name="T33" style:family="text">
      <style:text-properties fo:font-size="12pt" fo:letter-spacing="0.014cm" fo:font-weight="bold" style:font-name-asian="Times New Roman1" style:font-size-asian="12pt" style:font-weight-asian="bold" style:font-name-complex="Times New Roman1" style:font-size-complex="12pt" style:text-scale="100%"/>
    </style:style>
    <style:style style:name="T34" style:family="text">
      <style:text-properties fo:font-size="12pt" fo:letter-spacing="-0.009cm" style:font-name-asian="Times New Roman1" style:font-size-asian="12pt" style:font-name-complex="Times New Roman1" style:font-size-complex="12pt" style:text-scale="100%"/>
    </style:style>
    <style:style style:name="T35" style:family="text">
      <style:text-properties fo:font-size="12pt" fo:letter-spacing="0.018cm" style:font-name-asian="Times New Roman1" style:font-size-asian="12pt" style:font-name-complex="Times New Roman1" style:font-size-complex="12pt" style:text-scale="100%"/>
    </style:style>
    <style:style style:name="T36" style:family="text">
      <style:text-properties fo:font-size="12pt" fo:letter-spacing="0.016cm" style:font-name-asian="Times New Roman1" style:font-size-asian="12pt" style:font-name-complex="Times New Roman1" style:font-size-complex="12pt" style:text-scale="100%"/>
    </style:style>
    <style:style style:name="T37" style:family="text">
      <style:text-properties fo:font-size="12pt" fo:letter-spacing="0.03cm" style:font-name-asian="Times New Roman1" style:font-size-asian="12pt" style:font-name-complex="Times New Roman1" style:font-size-complex="12pt" style:text-scale="100%"/>
    </style:style>
    <style:style style:name="T38" style:family="text">
      <style:text-properties fo:font-size="12pt" fo:letter-spacing="0.03cm" fo:font-weight="bold" style:font-name-asian="Times New Roman1" style:font-size-asian="12pt" style:font-weight-asian="bold" style:font-name-complex="Times New Roman1" style:font-size-complex="12pt" style:text-scale="100%"/>
    </style:style>
    <style:style style:name="T39" style:family="text">
      <style:text-properties fo:font-size="12pt" fo:letter-spacing="0.025cm" style:font-name-asian="Times New Roman1" style:font-size-asian="12pt" style:font-name-complex="Times New Roman1" style:font-size-complex="12pt" style:text-scale="100%"/>
    </style:style>
    <style:style style:name="T40" style:family="text">
      <style:text-properties fo:font-size="12pt" fo:letter-spacing="0.025cm" fo:font-weight="bold" style:font-name-asian="Times New Roman1" style:font-size-asian="12pt" style:font-weight-asian="bold" style:font-name-complex="Times New Roman1" style:font-size-complex="12pt" style:text-scale="100%"/>
    </style:style>
    <style:style style:name="T41" style:family="text">
      <style:text-properties fo:font-size="12pt" fo:letter-spacing="0.021cm" style:font-name-asian="Times New Roman1" style:font-size-asian="12pt" style:font-name-complex="Times New Roman1" style:font-size-complex="12pt" style:text-scale="100%"/>
    </style:style>
    <style:style style:name="T42" style:family="text">
      <style:text-properties fo:font-size="12pt" fo:letter-spacing="0.026cm" style:font-name-asian="Times New Roman1" style:font-size-asian="12pt" style:font-name-complex="Times New Roman1" style:font-size-complex="12pt" style:text-scale="100%"/>
    </style:style>
    <style:style style:name="T43" style:family="text">
      <style:text-properties fo:font-size="12pt" fo:letter-spacing="0.023cm" style:font-name-asian="Times New Roman1" style:font-size-asian="12pt" style:font-name-complex="Times New Roman1" style:font-size-complex="12pt" style:text-scale="100%"/>
    </style:style>
    <style:style style:name="T44" style:family="text">
      <style:text-properties fo:font-size="12pt" fo:letter-spacing="0.028cm" style:font-name-asian="Times New Roman1" style:font-size-asian="12pt" style:font-name-complex="Times New Roman1" style:font-size-complex="12pt" style:text-scale="100%"/>
    </style:style>
    <style:style style:name="T45" style:family="text">
      <style:text-properties fo:font-size="12pt" fo:letter-spacing="0.035cm" style:font-name-asian="Times New Roman1" style:font-size-asian="12pt" style:font-name-complex="Times New Roman1" style:font-size-complex="12pt" style:text-scale="100%"/>
    </style:style>
    <style:style style:name="T46" style:family="text">
      <style:text-properties fo:font-size="18pt" fo:letter-spacing="normal" fo:font-weight="bold" style:font-name-asian="Times New Roman1" style:font-size-asian="18pt" style:font-weight-asian="bold" style:font-name-complex="Times New Roman1" style:font-size-complex="18pt" style:text-scale="100%"/>
    </style:style>
    <style:style style:name="T47" style:family="text">
      <style:text-properties fo:font-size="18pt" fo:letter-spacing="-0.002cm" fo:font-weight="bold" style:font-name-asian="Times New Roman1" style:font-size-asian="18pt" style:font-weight-asian="bold" style:font-name-complex="Times New Roman1" style:font-size-complex="18pt" style:text-scale="100%"/>
    </style:style>
    <style:style style:name="T48" style:family="text">
      <style:text-properties fo:font-size="18pt" fo:letter-spacing="0.004cm" fo:font-weight="bold" style:font-name-asian="Times New Roman1" style:font-size-asian="18pt" style:font-weight-asian="bold" style:font-name-complex="Times New Roman1" style:font-size-complex="18pt" style:text-scale="100%"/>
    </style:style>
    <style:style style:name="T49" style:family="text">
      <style:text-properties fo:font-size="18pt" fo:letter-spacing="0.002cm" fo:font-weight="bold" style:font-name-asian="Times New Roman1" style:font-size-asian="18pt" style:font-weight-asian="bold" style:font-name-complex="Times New Roman1" style:font-size-complex="18pt" style:text-scale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46">A</text:span><text:span text:style-name="T47">C</text:span><text:span text:style-name="T46">KNOWLE</text:span><text:span text:style-name="T48">D</text:span><text:span text:style-name="T46">GE</text:span><text:span text:style-name="T49">M</text:span><text:span text:style-name="T46">ENT</text:span></text:p>
      <text:p text:style-name="P4"/>
      <text:p text:style-name="P4"/>
      <text:p text:style-name="P6"/>
      <text:p text:style-name="P7"><text:span text:style-name="T4">Ev</text:span><text:span text:style-name="T11">e</text:span><text:span text:style-name="T22">r</text:span><text:span text:style-name="T34">y</text:span><text:span text:style-name="T4">one</text:span><text:span text:style-name="T8"> </text:span><text:span text:style-name="T4">is</text:span><text:span text:style-name="T29"> </text:span><text:span text:style-name="T4">influ</text:span><text:span text:style-name="T11">e</text:span><text:span text:style-name="T13">n</text:span><text:span text:style-name="T11">ce</text:span><text:span text:style-name="T4">d</text:span><text:span text:style-name="T13"> b</text:span><text:span text:style-name="T4">y g</text:span><text:span text:style-name="T8">r</text:span><text:span text:style-name="T11">ea</text:span><text:span text:style-name="T4">t</text:span><text:span text:style-name="T29"> </text:span><text:span text:style-name="T4">th</text:span><text:span text:style-name="T8">i</text:span><text:span text:style-name="T4">nk</text:span><text:span text:style-name="T11">e</text:span><text:span text:style-name="T4">rs</text:span><text:span text:style-name="T22"> </text:span><text:span text:style-name="T11">a</text:span><text:span text:style-name="T4">nd</text:span><text:span text:style-name="T19"> </text:span><text:span text:style-name="T4">I</text:span><text:span text:style-name="T13"> </text:span><text:span text:style-name="T11">a</text:span><text:span text:style-name="T8">c</text:span><text:span text:style-name="T4">knowl</text:span><text:span text:style-name="T11">e</text:span><text:span text:style-name="T4">dge</text:span><text:span text:style-name="T8"> </text:span><text:span text:style-name="T4">the</text:span><text:span text:style-name="T13"> </text:span><text:span text:style-name="T4">s</text:span><text:span text:style-name="T29">i</text:span><text:span text:style-name="T17">g</text:span><text:span text:style-name="T4">nifi</text:span><text:span text:style-name="T8">c</text:span><text:span text:style-name="T11">a</text:span><text:span text:style-name="T13">n</text:span><text:span text:style-name="T4">t</text:span><text:span text:style-name="T29"> </text:span><text:span text:style-name="T11">c</text:span><text:span text:style-name="T4">ontribution</text:span><text:span text:style-name="T35"> </text:span><text:span text:style-name="T4">of</text:span><text:span text:style-name="T13"> </text:span><text:span text:style-name="T4">these ind</text:span><text:span text:style-name="T8">i</text:span><text:span text:style-name="T4">viduals</text:span><text:span text:style-name="T13"> </text:span><text:span text:style-name="T4">who</text:span><text:span text:style-name="T13"> </text:span><text:span text:style-name="T4">h</text:span><text:span text:style-name="T11">a</text:span><text:span text:style-name="T4">ve</text:span><text:span text:style-name="T8"> </text:span><text:span text:style-name="T13">p</text:span><text:span text:style-name="T8">r</text:span><text:span text:style-name="T4">ovided</text:span><text:span text:style-name="T13"> </text:span><text:span text:style-name="T11">e</text:span><text:span text:style-name="T4">n</text:span><text:span text:style-name="T11">c</text:span><text:span text:style-name="T4">o</text:span><text:span text:style-name="T13">u</text:span><text:span text:style-name="T4">ra</text:span><text:span text:style-name="T17">g</text:span><text:span text:style-name="T11">e</text:span><text:span text:style-name="T29">m</text:span><text:span text:style-name="T11">e</text:span><text:span text:style-name="T4">nt</text:span><text:span text:style-name="T29"> </text:span><text:span text:style-name="T8">a</text:span><text:span text:style-name="T4">nd</text:span><text:span text:style-name="T13"> </text:span><text:span text:style-name="T4">mento</text:span><text:span text:style-name="T11">r</text:span><text:span text:style-name="T4">ing</text:span><text:span text:style-name="T29"> </text:span><text:span text:style-name="T4">duri</text:span><text:span text:style-name="T13">n</text:span><text:span text:style-name="T4">g </text:span><text:span text:style-name="T19">m</text:span><text:span text:style-name="T4">y</text:span><text:span text:style-name="T19"> </text:span><text:span text:style-name="T4">stud</text:span><text:span text:style-name="T8">i</text:span><text:span text:style-name="T11">e</text:span><text:span text:style-name="T4">s.</text:span><text:span text:style-name="T13"> </text:span><text:span text:style-name="T4">No</text:span><text:span text:style-name="T13"> </text:span><text:span text:style-name="T4">volu</text:span><text:span text:style-name="T8">m</text:span><text:span text:style-name="T4">e</text:span><text:span text:style-name="T8"> </text:span><text:span text:style-name="T13">o</text:span><text:span text:style-name="T4">f wo</text:span><text:span text:style-name="T11">r</text:span><text:span text:style-name="T4">ds</text:span><text:span text:style-name="T29"> </text:span><text:span text:style-name="T4">is</text:span><text:span text:style-name="T29"> </text:span><text:span text:style-name="T11">e</text:span><text:span text:style-name="T4">no</text:span><text:span text:style-name="T13">u</text:span><text:span text:style-name="T17">g</text:span><text:span text:style-name="T4">h</text:span><text:span text:style-name="T19"> </text:span><text:span text:style-name="T4">to</text:span><text:span text:style-name="T29"> </text:span><text:span text:style-name="T11">e</text:span><text:span text:style-name="T13">x</text:span><text:span text:style-name="T4">p</text:span><text:span text:style-name="T11">r</text:span><text:span text:style-name="T8">e</text:span><text:span text:style-name="T4">ss</text:span><text:span text:style-name="T29"> m</text:span><text:span text:style-name="T4">y g</text:span><text:span text:style-name="T11">ra</text:span><text:span text:style-name="T4">t</text:span><text:span text:style-name="T8">i</text:span><text:span text:style-name="T4">tude</text:span><text:span text:style-name="T13"> </text:span><text:span text:style-name="T4">to</text:span><text:span text:style-name="T13">w</text:span><text:span text:style-name="T11">a</text:span><text:span text:style-name="T4">rds</text:span><text:span text:style-name="T22"> </text:span><text:span text:style-name="T29">m</text:span><text:span text:style-name="T4">y </text:span><text:span text:style-name="T17">g</text:span><text:span text:style-name="T4">uide,</text:span><text:span text:style-name="T35"> </text:span><text:span text:style-name="T6">Asst.</text:span><text:span text:style-name="T25"> </text:span><text:span text:style-name="T3">P</text:span><text:span text:style-name="T12">r</text:span><text:span text:style-name="T6">o</text:span><text:span text:style-name="T9">f</text:span><text:span text:style-name="T6">.</text:span><text:span text:style-name="T31"> </text:span><text:span text:style-name="T15">Maitr</text:span><text:span text:style-name="T16">e</text:span><text:span text:style-name="T15">y Patel</text:span><text:span text:style-name="T4">,</text:span><text:span text:style-name="T19"> </text:span><text:span text:style-name="T4">p</text:span><text:span text:style-name="T11">r</text:span><text:span text:style-name="T4">o</text:span><text:span text:style-name="T8">f</text:span><text:span text:style-name="T11">e</text:span><text:span text:style-name="T4">ssor of</text:span><text:span text:style-name="T22"> </text:span><text:span text:style-name="T4">G</text:span><text:span text:style-name="T11">r</text:span><text:span text:style-name="T4">ow</text:span><text:span text:style-name="T22"> </text:span><text:span text:style-name="T4">Mo</text:span><text:span text:style-name="T13">r</text:span><text:span text:style-name="T4">e</text:span><text:span text:style-name="T22"> </text:span><text:span text:style-name="T8">F</text:span><text:span text:style-name="T11">ac</text:span><text:span text:style-name="T4">ul</text:span><text:span text:style-name="T26">t</text:span><text:span text:style-name="T4">y of</text:span><text:span text:style-name="T26"> </text:span><text:span text:style-name="T4">En</text:span><text:span text:style-name="T2">g</text:span><text:span text:style-name="T4">in</text:span><text:span text:style-name="T13">e</text:span><text:span text:style-name="T11">e</text:span><text:span text:style-name="T4">ri</text:span><text:span text:style-name="T13">n</text:span><text:span text:style-name="T17">g</text:span><text:span text:style-name="T4">,</text:span><text:span text:style-name="T19"> </text:span><text:span text:style-name="T4">who</text:span><text:span text:style-name="T22"> </text:span><text:span text:style-name="T13">h</text:span><text:span text:style-name="T11">a</text:span><text:span text:style-name="T4">ve</text:span><text:span text:style-name="T26"> </text:span><text:span text:style-name="T4">b</text:span><text:span text:style-name="T11">ee</text:span><text:span text:style-name="T4">n</text:span><text:span text:style-name="T19"> </text:span><text:span text:style-name="T4">v</text:span><text:span text:style-name="T8">e</text:span><text:span text:style-name="T22">r</text:span><text:span text:style-name="T4">y</text:span><text:span text:style-name="T26"> </text:span><text:span text:style-name="T11">c</text:span><text:span text:style-name="T4">on</text:span><text:span text:style-name="T8">c</text:span><text:span text:style-name="T11">e</text:span><text:span text:style-name="T4">rn</text:span><text:span text:style-name="T17">e</text:span><text:span text:style-name="T4">d</text:span><text:span text:style-name="T24"> </text:span><text:span text:style-name="T11">a</text:span><text:span text:style-name="T4">nd</text:span><text:span text:style-name="T24"> </text:span><text:span text:style-name="T4">h</text:span><text:span text:style-name="T11">a</text:span><text:span text:style-name="T4">ve</text:span><text:span text:style-name="T22"> </text:span><text:span text:style-name="T11">a</text:span><text:span text:style-name="T4">ided</text:span><text:span text:style-name="T24"> </text:span><text:span text:style-name="T4">for</text:span><text:span text:style-name="T26"> </text:span><text:span text:style-name="T11">a</text:span><text:span text:style-name="T4">ll</text:span><text:span text:style-name="T26"> </text:span><text:span text:style-name="T4">the mat</text:span><text:span text:style-name="T11">e</text:span><text:span text:style-name="T4">ri</text:span><text:span text:style-name="T11">a</text:span><text:span text:style-name="T4">l</text:span><text:span text:style-name="T19"> </text:span><text:span text:style-name="T11">e</text:span><text:span text:style-name="T4">ssential</text:span><text:span text:style-name="T22"> </text:span><text:span text:style-name="T4">f</text:span><text:span text:style-name="T8">o</text:span><text:span text:style-name="T4">r</text:span><text:span text:style-name="T22"> </text:span><text:span text:style-name="T4">the</text:span><text:span text:style-name="T26"> </text:span><text:span text:style-name="T4">p</text:span><text:span text:style-name="T11">re</text:span><text:span text:style-name="T4">p</text:span><text:span text:style-name="T11">a</text:span><text:span text:style-name="T8">r</text:span><text:span text:style-name="T11">a</text:span><text:span text:style-name="T4">t</text:span><text:span text:style-name="T8">i</text:span><text:span text:style-name="T4">on</text:span><text:span text:style-name="T22"> </text:span><text:span text:style-name="T4">of</text:span><text:span text:style-name="T22"> </text:span><text:span text:style-name="T4">th</text:span><text:span text:style-name="T8">i</text:span><text:span text:style-name="T4">s</text:span><text:span text:style-name="T19"> </text:span><text:span text:style-name="T4">r</text:span><text:span text:style-name="T17">e</text:span><text:span text:style-name="T4">port.</text:span><text:span text:style-name="T22"> </text:span><text:span text:style-name="T4">Th</text:span><text:span text:style-name="T29">e</text:span><text:span text:style-name="T4">y </text:span><text:span text:style-name="T13">h</text:span><text:span text:style-name="T11">a</text:span><text:span text:style-name="T4">ve</text:span><text:span text:style-name="T29"> </text:span><text:span text:style-name="T4">h</text:span><text:span text:style-name="T11">e</text:span><text:span text:style-name="T4">l</text:span><text:span text:style-name="T29">p</text:span><text:span text:style-name="T11">e</text:span><text:span text:style-name="T4">d</text:span><text:span text:style-name="T22"> </text:span><text:span text:style-name="T4">me</text:span><text:span text:style-name="T22"> </text:span><text:span text:style-name="T4">to</text:span><text:span text:style-name="T19"> </text:span><text:span text:style-name="T11">e</text:span><text:span text:style-name="T13">x</text:span><text:span text:style-name="T4">plore</text:span><text:span text:style-name="T29"> </text:span><text:span text:style-name="T4">th</text:span><text:span text:style-name="T8">i</text:span><text:span text:style-name="T4">s v</text:span><text:span text:style-name="T11">a</text:span><text:span text:style-name="T4">st</text:span><text:span text:style-name="T13"> </text:span><text:span text:style-name="T4">top</text:span><text:span text:style-name="T8">i</text:span><text:span text:style-name="T4">c in</text:span><text:span text:style-name="T13"> </text:span><text:span text:style-name="T11">a</text:span><text:span text:style-name="T4">n</text:span><text:span text:style-name="T22"> </text:span><text:span text:style-name="T4">o</text:span><text:span text:style-name="T8">r</text:span><text:span text:style-name="T17">g</text:span><text:span text:style-name="T11">a</text:span><text:span text:style-name="T4">ni</text:span><text:span text:style-name="T13">z</text:span><text:span text:style-name="T8">e</text:span><text:span text:style-name="T4">d</text:span><text:span text:style-name="T8"> </text:span><text:span text:style-name="T4">mann</text:span><text:span text:style-name="T11">e</text:span><text:span text:style-name="T4">r</text:span><text:span text:style-name="T29"> </text:span><text:span text:style-name="T11">a</text:span><text:span text:style-name="T4">nd</text:span><text:span text:style-name="T19"> </text:span><text:span text:style-name="T13">p</text:span><text:span text:style-name="T4">rovid</text:span><text:span text:style-name="T11">e</text:span><text:span text:style-name="T4">d</text:span><text:span text:style-name="T22"> </text:span><text:span text:style-name="T4">me</text:span><text:span text:style-name="T8"> </text:span><text:span text:style-name="T4">with</text:span><text:span text:style-name="T13"> </text:span><text:span text:style-name="T11">a</text:span><text:span text:style-name="T4">ll</text:span><text:span text:style-name="T13"> </text:span><text:span text:style-name="T4">the</text:span><text:span text:style-name="T29"> </text:span><text:span text:style-name="T4">ide</text:span><text:span text:style-name="T11">a</text:span><text:span text:style-name="T4">s</text:span><text:span text:style-name="T22"> </text:span><text:span text:style-name="T4">on</text:span><text:span text:style-name="T22"> </text:span><text:span text:style-name="T4">how</text:span><text:span text:style-name="T8"> </text:span><text:span text:style-name="T4">to</text:span><text:span text:style-name="T13"> </text:span><text:span text:style-name="T4">wo</text:span><text:span text:style-name="T11">r</text:span><text:span text:style-name="T4">k</text:span><text:span text:style-name="T22"> </text:span><text:span text:style-name="T4">tow</text:span><text:span text:style-name="T11">a</text:span><text:span text:style-name="T4">rds</text:span><text:span text:style-name="T29"> </text:span><text:span text:style-name="T4">a r</text:span><text:span text:style-name="T17">e</text:span><text:span text:style-name="T4">s</text:span><text:span text:style-name="T11">e</text:span><text:span text:style-name="T8">a</text:span><text:span text:style-name="T4">r</text:span><text:span text:style-name="T17">c</text:span><text:span text:style-name="T4">h or</text:span><text:span text:style-name="T13">i</text:span><text:span text:style-name="T11">e</text:span><text:span text:style-name="T4">nted v</text:span><text:span text:style-name="T11">e</text:span><text:span text:style-name="T4">ntu</text:span><text:span text:style-name="T13">r</text:span><text:span text:style-name="T8">e</text:span><text:span text:style-name="T4">.</text:span></text:p>
      <text:p text:style-name="P4"/>
      <text:p text:style-name="P8"/>
      <text:p text:style-name="P5"><text:span text:style-name="T4">I</text:span><text:span text:style-name="T26"> </text:span><text:span text:style-name="T11">e</text:span><text:span text:style-name="T13">x</text:span><text:span text:style-name="T4">p</text:span><text:span text:style-name="T11">re</text:span><text:span text:style-name="T4">ss</text:span><text:span text:style-name="T35"> </text:span><text:span text:style-name="T19">m</text:span><text:span text:style-name="T4">y</text:span><text:span text:style-name="T19"> </text:span><text:span text:style-name="T4">g</text:span><text:span text:style-name="T11">ra</text:span><text:span text:style-name="T4">t</text:span><text:span text:style-name="T8">i</text:span><text:span text:style-name="T4">tude</text:span><text:span text:style-name="T36"> </text:span><text:span text:style-name="T4">to</text:span><text:span text:style-name="T35"> </text:span><text:span text:style-name="T11">a</text:span><text:span text:style-name="T4">ll</text:span><text:span text:style-name="T35"> </text:span><text:span text:style-name="T4">those</text:span><text:span text:style-name="T36"> </text:span><text:span text:style-name="T4">who</text:span><text:span text:style-name="T36"> </text:span><text:span text:style-name="T17">g</text:span><text:span text:style-name="T11">a</text:span><text:span text:style-name="T4">ve</text:span><text:span text:style-name="T32"> </text:span><text:span text:style-name="T4">me</text:span><text:span text:style-name="T36"> </text:span><text:span text:style-name="T29">t</text:span><text:span text:style-name="T4">he</text:span><text:span text:style-name="T32"> </text:span><text:span text:style-name="T4">oppo</text:span><text:span text:style-name="T11">r</text:span><text:span text:style-name="T4">tun</text:span><text:span text:style-name="T8">i</text:span><text:span text:style-name="T29">t</text:span><text:span text:style-name="T4">y</text:span><text:span text:style-name="T19"> </text:span><text:span text:style-name="T4">to</text:span><text:span text:style-name="T35"> </text:span><text:span text:style-name="T11">c</text:span><text:span text:style-name="T4">omp</text:span><text:span text:style-name="T8">le</text:span><text:span text:style-name="T4">te</text:span><text:span text:style-name="T36"> </text:span><text:span text:style-name="T4">th</text:span><text:span text:style-name="T8">i</text:span><text:span text:style-name="T4">s</text:span><text:span text:style-name="T37"> </text:span><text:span text:style-name="T4">p</text:span><text:span text:style-name="T11">r</text:span><text:span text:style-name="T4">oje</text:span><text:span text:style-name="T11">c</text:span><text:span text:style-name="T4">t. I</text:span><text:span text:style-name="T22"> </text:span><text:span text:style-name="T4">would</text:span><text:span text:style-name="T19"> </text:span><text:span text:style-name="T4">l</text:span><text:span text:style-name="T8">i</text:span><text:span text:style-name="T4">ke</text:span><text:span text:style-name="T22"> </text:span><text:span text:style-name="T4">to</text:span><text:span text:style-name="T26"> </text:span><text:span text:style-name="T11">e</text:span><text:span text:style-name="T13">x</text:span><text:span text:style-name="T4">p</text:span><text:span text:style-name="T11">re</text:span><text:span text:style-name="T4">ss</text:span><text:span text:style-name="T26"> </text:span><text:span text:style-name="T29">m</text:span><text:span text:style-name="T4">y d</text:span><text:span text:style-name="T8">e</text:span><text:span text:style-name="T11">e</text:span><text:span text:style-name="T4">p</text:span><text:span text:style-name="T29">l</text:span><text:span text:style-name="T4">y t</text:span><text:span text:style-name="T29">h</text:span><text:span text:style-name="T11">a</text:span><text:span text:style-name="T4">nks</text:span><text:span text:style-name="T19"> </text:span><text:span text:style-name="T4">to</text:span><text:span text:style-name="T35"> </text:span><text:span text:style-name="T6">Asst.</text:span><text:span text:style-name="T23"> </text:span><text:span text:style-name="T6">P</text:span><text:span text:style-name="T12">r</text:span><text:span text:style-name="T6">o</text:span><text:span text:style-name="T9">f</text:span><text:span text:style-name="T6">.</text:span><text:span text:style-name="T27"> </text:span><text:span text:style-name="T28">Kashyap Raiyani</text:span><text:span text:style-name="T6">,</text:span><text:span text:style-name="T33"> </text:span><text:span text:style-name="T6">Asst.</text:span><text:span text:style-name="T23"> </text:span><text:span text:style-name="T6">P</text:span><text:span text:style-name="T12">r</text:span><text:span text:style-name="T6">o</text:span><text:span text:style-name="T9">f</text:span><text:span text:style-name="T6">.</text:span><text:span text:style-name="T20"> </text:span><text:span text:style-name="T21">Nildip Patel</text:span><text:span text:style-name="T6">, Asst.</text:span><text:span text:style-name="T14"> </text:span><text:span text:style-name="T18">P</text:span><text:span text:style-name="T12">r</text:span><text:span text:style-name="T6">o</text:span><text:span text:style-name="T9">f</text:span><text:span text:style-name="T6">.</text:span><text:span text:style-name="T9"> </text:span><text:span text:style-name="T14">A</text:span><text:span text:style-name="T9">n</text:span><text:span text:style-name="T6">ju</text:span><text:span text:style-name="T3">m</text:span><text:span text:style-name="T6">an </text:span><text:span text:style-name="T31"><text:s/></text:span><text:span text:style-name="T6">Ranava</text:span><text:span text:style-name="T9">d</text:span><text:span text:style-name="T6">iy</text:span><text:span text:style-name="T31">a</text:span><text:span text:style-name="T6">, </text:span><text:span text:style-name="T7">Asst. Prof. Shreya Patel</text:span><text:span text:style-name="T6"> </text:span><text:span text:style-name="T8">a</text:span><text:span text:style-name="T4">nd</text:span><text:span text:style-name="T8"> </text:span><text:span text:style-name="T6">Asst.</text:span><text:span text:style-name="T14"> </text:span><text:span text:style-name="T18">P</text:span><text:span text:style-name="T12">r</text:span><text:span text:style-name="T6">o</text:span><text:span text:style-name="T9">f</text:span><text:span text:style-name="T6">.</text:span><text:span text:style-name="T9"> </text:span><text:span text:style-name="T10">Ketan Patel</text:span><text:span text:style-name="T14"> </text:span><text:span text:style-name="T4">,who</text:span><text:span text:style-name="T13"> </text:span><text:span text:style-name="T17">g</text:span><text:span text:style-name="T11">a</text:span><text:span text:style-name="T4">ve</text:span><text:span text:style-name="T8"> </text:span><text:span text:style-name="T4">me v</text:span><text:span text:style-name="T11">a</text:span><text:span text:style-name="T4">luable</text:span><text:span text:style-name="T26"> </text:span><text:span text:style-name="T4">ins</text:span><text:span text:style-name="T8">i</text:span><text:span text:style-name="T17">g</text:span><text:span text:style-name="T4">hts</text:span><text:span text:style-name="T32"> </text:span><text:span text:style-name="T11">a</text:span><text:span text:style-name="T4">nd</text:span><text:span text:style-name="T32"> </text:span><text:span text:style-name="T4">k</text:span><text:span text:style-name="T13">n</text:span><text:span text:style-name="T4">owl</text:span><text:span text:style-name="T11">e</text:span><text:span text:style-name="T4">dge</text:span><text:span text:style-name="T26"> </text:span><text:span text:style-name="T4">that</text:span><text:span text:style-name="T24"> </text:span><text:span text:style-name="T11">c</text:span><text:span text:style-name="T4">ontribut</text:span><text:span text:style-name="T11">e</text:span><text:span text:style-name="T4">d</text:span><text:span text:style-name="T36"> </text:span><text:span text:style-name="T4">subs</text:span><text:span text:style-name="T8">t</text:span><text:span text:style-name="T11">a</text:span><text:span text:style-name="T4">nt</text:span><text:span text:style-name="T8">i</text:span><text:span text:style-name="T11">a</text:span><text:span text:style-name="T4">l</text:span><text:span text:style-name="T29">l</text:span><text:span text:style-name="T4">y to</text:span><text:span text:style-name="T24"> </text:span><text:span text:style-name="T4">th</text:span><text:span text:style-name="T8">i</text:span><text:span text:style-name="T4">s</text:span><text:span text:style-name="T24"> </text:span><text:span text:style-name="T4">stu</text:span><text:span text:style-name="T29">d</text:span><text:span text:style-name="T34">y</text:span><text:span text:style-name="T4"> </text:span><text:span text:style-name="T5">and</text:span><text:span text:style-name="T19"> </text:span><text:span text:style-name="T4">for</text:span><text:span text:style-name="T8"> </text:span><text:span text:style-name="T13">p</text:span><text:span text:style-name="T4">rovi</text:span><text:span text:style-name="T13">d</text:span><text:span text:style-name="T4">ing me</text:span><text:span text:style-name="T22"> </text:span><text:span text:style-name="T4">with</text:span><text:span text:style-name="T19"> </text:span><text:span text:style-name="T11">e</text:span><text:span text:style-name="T4">ssential</text:span><text:span text:style-name="T13"> </text:span><text:span text:style-name="T4">i</text:span><text:span text:style-name="T29">n</text:span><text:span text:style-name="T4">si</text:span><text:span text:style-name="T17">g</text:span><text:span text:style-name="T4">hts.</text:span><text:span text:style-name="T29"> </text:span><text:span text:style-name="T30">I</text:span><text:span text:style-name="T8"> </text:span><text:span text:style-name="T4">would</text:span><text:span text:style-name="T19"> </text:span><text:span text:style-name="T11">a</text:span><text:span text:style-name="T4">lso</text:span><text:span text:style-name="T29"> </text:span><text:span text:style-name="T4">l</text:span><text:span text:style-name="T8">i</text:span><text:span text:style-name="T4">ke</text:span><text:span text:style-name="T8"> </text:span><text:span text:style-name="T4">to</text:span><text:span text:style-name="T29"> </text:span><text:span text:style-name="T4">thank</text:span><text:span text:style-name="T24"> </text:span><text:span text:style-name="T19">m</text:span><text:span text:style-name="T4">y </text:span><text:span text:style-name="T12">c</text:span><text:span text:style-name="T6">ol</text:span><text:span text:style-name="T9">l</text:span><text:span text:style-name="T12">e</text:span><text:span text:style-name="T6">ag</text:span><text:span text:style-name="T9">u</text:span><text:span text:style-name="T12">e</text:span><text:span text:style-name="T6">s</text:span><text:span text:style-name="T9"> </text:span><text:span text:style-name="T4">who w</text:span><text:span text:style-name="T11">e</text:span><text:span text:style-name="T8">r</text:span><text:span text:style-name="T4">e </text:span><text:span text:style-name="T11">a</text:span><text:span text:style-name="T29">l</text:span><text:span text:style-name="T4">w</text:span><text:span text:style-name="T29">a</text:span><text:span text:style-name="T34">y</text:span><text:span text:style-name="T4">s</text:span><text:span text:style-name="T8"> </text:span><text:span text:style-name="T4">the</text:span><text:span text:style-name="T11">r</text:span><text:span text:style-name="T4">e in</text:span><text:span text:style-name="T8"> </text:span><text:span text:style-name="T4">the </text:span><text:span text:style-name="T13">n</text:span><text:span text:style-name="T11">ee</text:span><text:span text:style-name="T4">d</text:span><text:span text:style-name="T29"> </text:span><text:span text:style-name="T4">of the hour </text:span><text:span text:style-name="T11">a</text:span><text:span text:style-name="T4">nd</text:span><text:span text:style-name="T8"> </text:span><text:span text:style-name="T4">p</text:span><text:span text:style-name="T11">r</text:span><text:span text:style-name="T4">ovi</text:span><text:span text:style-name="T29">d</text:span><text:span text:style-name="T8">e</text:span><text:span text:style-name="T4">d</text:span><text:span text:style-name="T8"> </text:span><text:span text:style-name="T4">with</text:span><text:span text:style-name="T8"> </text:span><text:span text:style-name="T11">a</text:span><text:span text:style-name="T4">ll</text:span><text:span text:style-name="T8"> </text:span><text:span text:style-name="T4">the</text:span><text:span text:style-name="T24"> </text:span><text:span text:style-name="T4">h</text:span><text:span text:style-name="T11">e</text:span><text:span text:style-name="T4">lp</text:span><text:span text:style-name="T8"> </text:span><text:span text:style-name="T11">a</text:span><text:span text:style-name="T4">nd f</text:span><text:span text:style-name="T17">a</text:span><text:span text:style-name="T11">c</text:span><text:span text:style-name="T4">i</text:span><text:span text:style-name="T8">l</text:span><text:span text:style-name="T4">i</text:span><text:span text:style-name="T8">t</text:span><text:span text:style-name="T4">ies,</text:span><text:span text:style-name="T24"> </text:span><text:span text:style-name="T4">whi</text:span><text:span text:style-name="T11">c</text:span><text:span text:style-name="T4">h</text:span><text:span text:style-name="T35"> </text:span><text:span text:style-name="T4">I</text:span><text:span text:style-name="T13"> </text:span><text:span text:style-name="T8">r</text:span><text:span text:style-name="T11">e</text:span><text:span text:style-name="T4">qui</text:span><text:span text:style-name="T13">r</text:span><text:span text:style-name="T11">e</text:span><text:span text:style-name="T4">d,</text:span><text:span text:style-name="T24"> </text:span><text:span text:style-name="T4">for</text:span><text:span text:style-name="T26"> </text:span><text:span text:style-name="T4">the</text:span><text:span text:style-name="T24"> </text:span><text:span text:style-name="T11">c</text:span><text:span text:style-name="T4">omp</text:span><text:span text:style-name="T8">l</text:span><text:span text:style-name="T11">e</text:span><text:span text:style-name="T4">t</text:span><text:span text:style-name="T8">i</text:span><text:span text:style-name="T4">on</text:span><text:span text:style-name="T24"> </text:span><text:span text:style-name="T4">of</text:span><text:span text:style-name="T26"> </text:span><text:span text:style-name="T29">m</text:span><text:span text:style-name="T4">y thesis.</text:span><text:span text:style-name="T32"> </text:span><text:span text:style-name="T4">Most</text:span><text:span text:style-name="T32"> </text:span><text:span text:style-name="T4">i</text:span><text:span text:style-name="T8">m</text:span><text:span text:style-name="T4">port</text:span><text:span text:style-name="T11">a</text:span><text:span text:style-name="T4">nt</text:span><text:span text:style-name="T29">l</text:span><text:span text:style-name="T34">y</text:span><text:span text:style-name="T4">,</text:span><text:span text:style-name="T35"> </text:span><text:span text:style-name="T4">I</text:span><text:span text:style-name="T36"> </text:span><text:span text:style-name="T4">w</text:span><text:span text:style-name="T13">o</text:span><text:span text:style-name="T4">uld</text:span><text:span text:style-name="T32"> </text:span><text:span text:style-name="T4">l</text:span><text:span text:style-name="T8">i</text:span><text:span text:style-name="T4">ke</text:span><text:span text:style-name="T26"> </text:span><text:span text:style-name="T17">t</text:span><text:span text:style-name="T4">o thank</text:span><text:span text:style-name="T39"> </text:span><text:span text:style-name="T29">m</text:span><text:span text:style-name="T4">y</text:span><text:span text:style-name="T41"> </text:span><text:span text:style-name="T6">Pa</text:span><text:span text:style-name="T12">re</text:span><text:span text:style-name="T9">n</text:span><text:span text:style-name="T6">ts</text:span><text:span text:style-name="T38"> </text:span><text:span text:style-name="T11">a</text:span><text:span text:style-name="T4">nd</text:span><text:span text:style-name="T39"> </text:span><text:span text:style-name="T29">t</text:span><text:span text:style-name="T4">he</text:span><text:span text:style-name="T42"> </text:span><text:span text:style-name="T6">A</text:span><text:span text:style-name="T14">l</text:span><text:span text:style-name="T3">m</text:span><text:span text:style-name="T6">ig</text:span><text:span text:style-name="T9">h</text:span><text:span text:style-name="T6">ty</text:span><text:span text:style-name="T40"> </text:span><text:span text:style-name="T4">f</text:span><text:span text:style-name="T8">o</text:span><text:span text:style-name="T4">r</text:span><text:span text:style-name="T43"> </text:span><text:span text:style-name="T4">showi</text:span><text:span text:style-name="T13">n</text:span><text:span text:style-name="T4">g</text:span><text:span text:style-name="T41"> </text:span><text:span text:style-name="T4">me</text:span><text:span text:style-name="T44"> </text:span><text:span text:style-name="T4">the</text:span><text:span text:style-name="T39"> </text:span><text:span text:style-name="T4">r</text:span><text:span text:style-name="T13">i</text:span><text:span text:style-name="T17">g</text:span><text:span text:style-name="T4">ht</text:span><text:span text:style-name="T42"> </text:span><text:span text:style-name="T4">di</text:span><text:span text:style-name="T13">r</text:span><text:span text:style-name="T11">ec</text:span><text:span text:style-name="T4">t</text:span><text:span text:style-name="T8">i</text:span><text:span text:style-name="T4">on</text:span><text:span text:style-name="T45"> </text:span><text:span text:style-name="T4">out</text:span><text:span text:style-name="T42"> </text:span><text:span text:style-name="T4">of</text:span><text:span text:style-name="T43"> </text:span><text:span text:style-name="T4">the</text:span><text:span text:style-name="T39"> </text:span><text:span text:style-name="T4">blue,</text:span><text:span text:style-name="T39"> </text:span><text:span text:style-name="T4">to</text:span><text:span text:style-name="T37"> </text:span><text:span text:style-name="T4">h</text:span><text:span text:style-name="T11">e</text:span><text:span text:style-name="T4">lp me st</text:span><text:span text:style-name="T8">a</text:span><text:span text:style-name="T4">y</text:span><text:span text:style-name="T2"> </text:span><text:span text:style-name="T11">ca</text:span><text:span text:style-name="T4">lm</text:span><text:span text:style-name="T8"> </text:span><text:span text:style-name="T4">in </text:span><text:span text:style-name="T8">t</text:span><text:span text:style-name="T4">he</text:span><text:span text:style-name="T11"> </text:span><text:span text:style-name="T4">odd</text:span><text:span text:style-name="T8">e</text:span><text:span text:style-name="T4">st of the ti</text:span><text:span text:style-name="T8">m</text:span><text:span text:style-name="T11">e</text:span><text:span text:style-name="T4">s and</text:span><text:span text:style-name="T11"> </text:span><text:span text:style-name="T4">k</text:span><text:span text:style-name="T11">ee</text:span><text:span text:style-name="T4">p</text:span><text:span text:style-name="T13"> </text:span><text:span text:style-name="T4">mov</text:span><text:span text:style-name="T8">i</text:span><text:span text:style-name="T4">ng</text:span><text:span text:style-name="T17"> </text:span><text:span text:style-name="T11">e</text:span><text:span text:style-name="T4">v</text:span><text:span text:style-name="T11">e</text:span><text:span text:style-name="T4">n</text:span><text:span text:style-name="T19"> </text:span><text:span text:style-name="T11">a</text:span><text:span text:style-name="T4">t t</text:span><text:span text:style-name="T8">i</text:span><text:span text:style-name="T4">mes </text:span><text:span text:style-name="T11">w</text:span><text:span text:style-name="T4">h</text:span><text:span text:style-name="T11">e</text:span><text:span text:style-name="T4">n the</text:span><text:span text:style-name="T11">r</text:span><text:span text:style-name="T4">e</text:span><text:span text:style-name="T11"> </text:span><text:span text:style-name="T13">w</text:span><text:span text:style-name="T11">a</text:span><text:span text:style-name="T4">s no hop</text:span><text:span text:style-name="T11">e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left" style:display-name="Header left" style:family="paragraph" style:parent-style-name="Standard" style:class="extra" style:master-page-name="">
      <style:paragraph-properties fo:hyphenation-ladder-count="no-limit" style:page-number="auto" fo:break-before="auto" fo:break-after="auto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efault" style:family="paragraph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Arial" fo:font-family="Arial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style:font-name="Times New Roman" officeooo:rsid="00c8b65d" officeooo:paragraph-rsid="00c8b65d"/>
    </style:style>
    <style:style style:name="MP2" style:family="paragraph" style:parent-style-name="Footer">
      <style:text-properties officeooo:paragraph-rsid="00034fc7"/>
    </style:style>
    <style:style style:name="MP3" style:family="paragraph" style:parent-style-name="Header">
      <style:text-properties officeooo:rsid="0003cc59" officeooo:paragraph-rsid="0003cc59"/>
    </style:style>
    <style:style style:name="MT1" style:family="text">
      <style:text-properties officeooo:rsid="00034fc7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I" style:print-orientation="portrait" fo:margin-top="2.54cm" fo:margin-bottom="2.54cm" fo:margin-left="3.05cm" fo:margin-right="2.54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05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eport_20_Style" style:display-name="Report Style" style:page-layout-name="Mpm2">
      <style:header>
        <text:p text:style-name="MP1"><text:tab/><text:tab/></text:p>
      </style:header>
      <style:footer>
        <text:p text:style-name="MP2"><text:span text:style-name="MT1">GMFE - CE<text:tab/><text:tab/></text:span><text:page-number text:select-page="current">VI</text:page-number>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Index" style:page-layout-name="Mpm4">
      <style:header>
        <text:p text:style-name="MP3">Fghfgh<text:tab/><text:tab/>dfgdfgf</text:p>
      </style:header>
    </style:master-page>
    <style:master-page style:name="Right_20_Page" style:display-name="Right Page" style:page-layout-name="Mpm5" style:next-style-name="Left_20_Page"/>
    <style:master-page style:name="Left_20_Page" style:display-name="Left Page" style:page-layout-name="Mpm6" style:next-style-name="Right_20_Page"/>
    <style:master-page style:name="Envelope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r Patel</meta:initial-creator>
    <meta:creation-date>2014-12-05T11:15:10.801305421</meta:creation-date>
    <dc:date>2015-05-19T15:26:46.794333399</dc:date>
    <dc:creator>Akshar Patel</dc:creator>
    <meta:editing-duration>PT21M56S</meta:editing-duration>
    <meta:editing-cycles>24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248" meta:character-count="1448" meta:non-whitespace-character-count="1200"/>
  </office:meta>
</office:document-meta>
</file>